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BA000005878279A736CA619B85.png" manifest:media-type="image/png"/>
  <manifest:file-entry manifest:full-path="Pictures/1000020100000406000003BC2315ADE71EF5BAE2.png" manifest:media-type="image/png"/>
  <manifest:file-entry manifest:full-path="Pictures/10000201000009BA0000058727F87B2AC6C9A09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svg:stroke-color="#ff4000" draw:fill-color="#ffffff" draw:textarea-horizontal-align="justify" draw:textarea-vertical-align="middle" draw:auto-grow-height="false" fo:min-height="1.274cm" fo:min-width="5.596cm" draw:shadow="hidden"/>
    </style:style>
    <style:style style:name="gr3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cm" fo:min-width="0cm" draw:shadow="hidden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ff4000" draw:fill-color="#ffffff" draw:textarea-horizontal-align="justify" draw:textarea-vertical-align="middle" draw:auto-grow-height="false" fo:min-height="0cm" fo:min-width="0cm" draw:shadow="hidden"/>
    </style:style>
    <style:style style:name="gr7" style:family="graphic" style:parent-style-name="standard">
      <style:graphic-properties draw:stroke="none" svg:stroke-color="#ff4000" draw:fill="none" fo:min-height="0.921cm" draw:shadow="hidden"/>
      <style:paragraph-properties style:writing-mode="lr-tb"/>
    </style:style>
    <style:style style:name="gr8" style:family="graphic" style:parent-style-name="objectwithoutfill">
      <style:graphic-properties svg:stroke-color="#ff4000" draw:fill="none" draw:textarea-vertical-align="middle" draw:shadow="hidden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3" draw:layer="layout" svg:width="27.714cm" svg:height="15.749cm" svg:x="0.145cm" svg:y="-0.003cm">
          <draw:image xlink:href="Pictures/10000201000009BA0000058727F87B2AC6C9A091.png" xlink:type="simple" xlink:show="embed" xlink:actuate="onLoad" loext:mime-type="image/png">
            <text:p text:style-name="P2">这里有问题，和论文公式对不上</text:p>
          </draw:image>
        </draw:frame>
        <draw:custom-shape draw:style-name="gr2" draw:text-style-name="P4" draw:layer="layout" svg:width="6.096cm" svg:height="1.524cm" svg:x="5.588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0.502cm" svg:height="1.187cm" svg:x="11.684cm" svg:y="8.382cm">
          <draw:text-box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5" draw:text-style-name="P3" draw:layer="layout" svg:width="16.968cm" svg:height="15.749cm" svg:x="3.81cm" svg:y="0cm">
          <draw:image xlink:href="Pictures/1000020100000406000003BC2315ADE71EF5BAE2.png" xlink:type="simple" xlink:show="embed" xlink:actuate="onLoad" loext:mime-type="image/png">
            <text:p/>
          </draw:image>
        </draw:frame>
        <draw:custom-shape draw:style-name="gr6" draw:text-style-name="P4" draw:layer="layout" svg:width="0.508cm" svg:height="0.254cm" svg:x="12.954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9.392cm" svg:height="1.171cm" svg:x="12.452cm" svg:y="12.545cm">
          <draw:text-box>
            <text:p><text:span text:style-name="T1">这里</text:span><text:span text:style-name="T1">eta</text:span><text:span text:style-name="T1">有问题，值是</text:span><text:span text:style-name="T1">nan</text:span></text:p>
          </draw:text-box>
        </draw:frame>
        <draw:line draw:style-name="gr8" draw:text-style-name="P7" draw:layer="layout" svg:x1="6.096cm" svg:y1="4.064cm" svg:x2="19.304cm" svg:y2="4.064cm">
          <text:p/>
        </draw:lin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5" draw:text-style-name="P3" draw:layer="layout" svg:width="27.714cm" svg:height="15.749cm" svg:x="0.145cm" svg:y="-0.002cm">
          <draw:image xlink:href="Pictures/10000201000009BA000005878279A736CA619B85.png" xlink:type="simple" xlink:show="embed" xlink:actuate="onLoad" loext:mime-type="image/png">
            <text:p/>
          </draw:image>
        </draw:frame>
        <draw:line draw:style-name="gr8" draw:text-style-name="P7" draw:layer="layout" svg:x1="7.366cm" svg:y1="8.436cm" svg:x2="8.89cm" svg:y2="8.436cm">
          <text:p/>
        </draw:line>
        <draw:frame draw:style-name="gr7" draw:text-style-name="P6" draw:layer="layout" svg:width="8.025cm" svg:height="1.171cm" svg:x="10.922cm" svg:y="8.128cm">
          <draw:text-box>
            <text:p><text:span text:style-name="T1">eta</text:span><text:span text:style-name="T1">应该是有赋值的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  <style:text-properties fo:color="#ffffff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9T18:51:52.868514849</meta:creation-date>
    <dc:date>2021-09-19T19:15:30.353845427</dc:date>
    <meta:editing-duration>PT13M17S</meta:editing-duration>
    <meta:editing-cycles>2</meta:editing-cycles>
    <meta:generator>LibreOffice/6.4.7.2$Linux_X86_64 LibreOffice_project/40$Build-2</meta:generator>
    <meta:document-statistic meta:object-count="43"/>
  </office:meta>
</office:document-meta>
</file>